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2c09"/>
    </style:style>
    <style:style style:name="P2" style:family="paragraph" style:parent-style-name="Standard">
      <style:text-properties officeooo:paragraph-rsid="001e2c09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d1f26" officeooo:paragraph-rsid="0029174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f6b64" officeooo:paragraph-rsid="00336d8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f6b64" officeooo:paragraph-rsid="0057a63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3eaef3" officeooo:paragraph-rsid="003eaef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0f77f" officeooo:paragraph-rsid="0029174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5eb51f" officeooo:paragraph-rsid="005eb51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3eaef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57a6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bold" officeooo:rsid="002f6b64" officeooo:paragraph-rsid="003f2bc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57a63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language="ru" fo:country="RU" fo:font-weight="bold" officeooo:rsid="003f2bc3" officeooo:paragraph-rsid="003f2bc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officeooo:paragraph-rsid="005ad34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36d82" officeooo:paragraph-rsid="002bff0c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9pt" officeooo:rsid="0021674c" officeooo:paragraph-rsid="0055bc6e" style:font-size-asian="7.84999990463257pt" style:font-size-complex="9pt"/>
    </style:style>
    <style:style style:name="P17" style:family="paragraph" style:parent-style-name="Standard">
      <style:paragraph-properties fo:text-align="justify" style:justify-single-word="false"/>
      <style:text-properties fo:font-size="9pt" officeooo:rsid="0021674c" officeooo:paragraph-rsid="00336d82" style:font-size-asian="7.84999990463257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officeooo:rsid="0059cee5" officeooo:paragraph-rsid="0059cee5" style:font-size-asian="7.84999990463257pt" style:font-size-complex="9pt"/>
    </style:style>
    <style:style style:name="P19" style:family="paragraph" style:parent-style-name="Standard">
      <style:text-properties officeooo:rsid="0059c8d8" officeooo:paragraph-rsid="0059c8d8"/>
    </style:style>
    <style:style style:name="T1" style:family="text">
      <style:text-properties officeooo:rsid="0036127c"/>
    </style:style>
    <style:style style:name="T2" style:family="text">
      <style:text-properties officeooo:rsid="003c0784"/>
    </style:style>
    <style:style style:name="T3" style:family="text">
      <style:text-properties officeooo:rsid="003eaef3"/>
    </style:style>
    <style:style style:name="T4" style:family="text">
      <style:text-properties officeooo:rsid="003f2bc3"/>
    </style:style>
    <style:style style:name="T5" style:family="text">
      <style:text-properties fo:font-weight="bold" officeooo:rsid="003c0784" style:font-weight-asian="bold" style:font-weight-complex="bold"/>
    </style:style>
    <style:style style:name="T6" style:family="text">
      <style:text-properties fo:font-weight="bold" officeooo:rsid="003eaef3" style:font-weight-asian="bold" style:font-weight-complex="bold"/>
    </style:style>
    <style:style style:name="T7" style:family="text">
      <style:text-properties fo:font-weight="bold" officeooo:rsid="0057a637" style:font-weight-asian="bold" style:font-weight-complex="bold"/>
    </style:style>
    <style:style style:name="T8" style:family="text">
      <style:text-properties fo:font-weight="bold" officeooo:rsid="0060540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49907f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4b6813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4cebbc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4e8fb7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55bc6e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59cee5" style:font-weight-asian="normal" style:font-weight-complex="normal"/>
    </style:style>
    <style:style style:name="T16" style:family="text">
      <style:text-properties officeooo:rsid="0051e844"/>
    </style:style>
    <style:style style:name="T17" style:family="text">
      <style:text-properties officeooo:rsid="00532f4a"/>
    </style:style>
    <style:style style:name="T18" style:family="text">
      <style:text-properties officeooo:rsid="0020af2d"/>
    </style:style>
    <style:style style:name="T19" style:family="text">
      <style:text-properties fo:language="ru" fo:country="RU" fo:font-weight="normal" officeooo:rsid="001d1f26" style:font-weight-asian="normal" style:font-weight-complex="normal"/>
    </style:style>
    <style:style style:name="T20" style:family="text">
      <style:text-properties officeooo:rsid="0059cee5"/>
    </style:style>
    <style:style style:name="T21" style:family="text">
      <style:text-properties officeooo:rsid="0059d3cf"/>
    </style:style>
    <style:style style:name="T22" style:family="text">
      <style:text-properties officeooo:rsid="005eb51f"/>
    </style:style>
    <style:style style:name="T23" style:family="text">
      <style:text-properties officeooo:rsid="0020f77f"/>
    </style:style>
    <style:style style:name="T24" style:family="text">
      <style:text-properties officeooo:rsid="006054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1"/></text:p>
      <text:p text:style-name="P19">Докладная записка <text:s text:c="95"/>Главному инженеру</text:p>
      <text:p text:style-name="P19"><text:span text:style-name="T21">25</text:span>.08.2020 №____ <text:s text:c="96"/><text:span text:style-name="T20">ПУ "Браславгаз"</text:span></text:p>
      <text:p text:style-name="P2"><text:s text:c="128"/><text:span text:style-name="T22">Дащёнку В.И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 text:c="57"/></text:p>
      <text:p text:style-name="P14"><text:span text:style-name="T18"><text:tab/>В связи модорнизации телеметрии ПГРП ПУ "Браславгаз" просит Вас внести изменения в ПСД по <text:s/>трем объектам:</text:span><text:span text:style-name="T19"> <text:s text:c="7"/></text:span></text:p>
      <text:p text:style-name="P3"><text:span text:style-name="T1">1.</text:span> «<text:span text:style-name="T2">02.330-18. «Телеметрия ПГРП №1, г. Миорского района».</text:span></text:p>
      <text:p text:style-name="P7"><text:span text:style-name="T1">2</text:span>. «<text:span text:style-name="T2">02.331-18. «Телеметрия ПГРП №2, г. Миорского района».</text:span></text:p>
      <text:p text:style-name="P8">3.<text:span text:style-name="T23">«02.331-18. «Телеметрия ПГРП №</text:span>1<text:span text:style-name="T23">, г. </text:span>Шарковщинского<text:span text:style-name="T23"> района».</text:span></text:p>
      <text:p text:style-name="P4"><text:tab/> <text:s text:c="13"/><text:span text:style-name="T5">Раздел ТЛМ (том2 книга 3) внести изменения:</text:span></text:p>
      <text:p text:style-name="P5">-<text:span text:style-name="T2">Кабель для передачи электрических сигналов с медными жилами экранированный, бронированный, марки МКЭКШВ сечением 2х2х1,5 </text:span></text:p>
      <text:p text:style-name="P5"><text:span text:style-name="T2">-</text:span><text:span text:style-name="T6">необходимо заменить на кабель МКЭШ</text:span><text:span text:style-name="T8">КШВ</text:span><text:span text:style-name="T6"> сечением </text:span><text:span text:style-name="T8">2х2х</text:span><text:span text:style-name="T6">0,75 так как для коммутирования датчиков гибкий в монтаже болтовых и винтовых соединений</text:span><text:span text:style-name="T7">;</text:span></text:p>
      <text:p text:style-name="P9"/>
      <text:p text:style-name="P6">-Кабель контрольный с медными жилами, марки КВВГ сечением 4х1,5 </text:p>
      <text:p text:style-name="P12">-необходимо заменить на <text:s/>кабель <text:span text:style-name="T24">КВВГ</text:span> сечением <text:span text:style-name="T24">4</text:span>х<text:span text:style-name="T16">0</text:span>,<text:span text:style-name="T16">75 так как для коммутирования датчиков гибкий в монтаже болтовых и винтовых соединений;</text:span></text:p>
      <text:p text:style-name="P9"><text:tab/></text:p>
      <text:p text:style-name="P9">-<text:span text:style-name="T3">Добавить металлорукав <text:s/>в ПВХ изоляции диаметром 10мм длиной 30 метров для сокрытия кабеля выходящего из-за гофрированной трубы к датчикам давления и датчикам ПЗК на редукционной головке.</text:span></text:p>
      <text:p text:style-name="P10"><text:tab/> <text:s text:c="4"/><text:span text:style-name="T4">Раздел АС (том 2 книга2) внести изменения:</text:span></text:p>
      <text:p text:style-name="P9"><text:span text:style-name="T10">-Изменить размер </text:span><text:span text:style-name="T11">(</text:span><text:span text:style-name="T10">Рамы Рм-2</text:span><text:span text:style-name="T11">)</text:span><text:span text:style-name="T10"> под ящик телеметрии так как не <text:s/>соответствует размеры </text:span><text:span text:style-name="T13">рамы </text:span><text:span text:style-name="T10">в проекте с прибывшим ящиком. </text:span><text:span text:style-name="T11">Размеры ящика телеметрии высота 695мм ширина 800мм </text:span><text:span text:style-name="T14">вес:15кг</text:span><text:span text:style-name="T11">. Добавить раму для ящика аккумулятора. Размеры ящика </text:span><text:span text:style-name="T12">для </text:span><text:span text:style-name="T11">аккумулятора высота 625мм ширина 500мм </text:span><text:span text:style-name="T14">вес:32,5</text:span><text:span text:style-name="T15">кг</text:span><text:span text:style-name="T14"> c аккумулятором</text:span><text:span text:style-name="T11">.</text:span></text:p>
      <text:p text:style-name="P13"><text:span text:style-name="T9"><text:tab/></text:span>P.S. В связи с внесёными изменения провести корректировку сметной документации (том 5).</text:p>
      <text:p text:style-name="P11"/>
      <text:p text:style-name="P15"/>
      <text:p text:style-name="P15"><text:span text:style-name="T20">Мастер</text:span> <text:s text:c="112"/><text:span text:style-name="T20">Д.И. Генис</text:span></text:p>
      <text:p text:style-name="P17"/>
      <text:p text:style-name="P16"/>
      <text:p text:style-name="P18"/>
      <text:p text:style-name="P18"/>
      <text:p text:style-name="P18"/>
      <text:p text:style-name="P18"/>
      <text:p text:style-name="P18"><text:soft-page-break/>Д.И. Генис +3753333475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701in" fo:margin-right="0.43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3M28S</meta:editing-duration>
    <meta:editing-cycles>34</meta:editing-cycles>
    <meta:generator>LibreOffice/6.1.5.2$Linux_X86_64 LibreOffice_project/10$Build-2</meta:generator>
    <dc:date>2020-09-01T15:57:32.067346436</dc:date>
    <meta:print-date>2020-08-25T15:06:18.935570079</meta:print-date>
    <meta:document-statistic meta:table-count="0" meta:image-count="0" meta:object-count="0" meta:page-count="2" meta:paragraph-count="21" meta:word-count="210" meta:character-count="2055" meta:non-whitespace-character-count="1326"/>
    <meta:user-defined meta:name="Info 1"/>
    <meta:user-defined meta:name="Info 2"/>
    <meta:user-defined meta:name="Info 3"/>
    <meta:user-defined meta:name="Info 4"/>
  </office:meta>
</office:document-meta>
</file>